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f67" officeooo:paragraph-rsid="000e4f67"/>
    </style:style>
    <style:style style:name="P2" style:family="paragraph" style:parent-style-name="Standard">
      <style:text-properties officeooo:rsid="000f2459" officeooo:paragraph-rsid="000f2459"/>
    </style:style>
    <style:style style:name="P3" style:family="paragraph" style:parent-style-name="Standard">
      <style:text-properties officeooo:rsid="00104b29" officeooo:paragraph-rsid="00104b29"/>
    </style:style>
    <style:style style:name="P4" style:family="paragraph" style:parent-style-name="Standard">
      <style:text-properties officeooo:rsid="0012157f" officeooo:paragraph-rsid="0012157f"/>
    </style:style>
    <style:style style:name="T1" style:family="text">
      <style:text-properties officeooo:rsid="00104b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omar la estrategia diseñada en la primera practica</text:p>
      <text:p text:style-name="P1"/>
      <text:p text:style-name="P1">valorar las celdas </text:p>
      <text:p text:style-name="P1"/>
      <text:p text:style-name="P2">probar de la stl “nextpermutation”</text:p>
      <text:p text:style-name="P2"/>
      <text:p text:style-name="P3">el placedefensesNoOrdenado, recorrer toda la lista o vector con los valores.</text:p>
      <text:p text:style-name="P1">cambiar la función de selección para que tenga diferentes métodos de ordenación, rápida fusión <text:span text:style-name="T1">montículo</text:span>…</text:p>
      <text:p text:style-name="P1"/>
      <text:p text:style-name="P1">Realizar un esquema adaptativo para las pruebas, ejecutando varias veces el código y tomando tiempos.</text:p>
      <text:p text:style-name="P1"/>
      <text:p text:style-name="P3">Para entregar la practica comentar las funciones y lineas no necesarias, me quedo con ordenación rápida, solo entregar una ejecución.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7:43:56.326085295</meta:creation-date>
    <meta:generator>LibreOffice/7.0.4.2$Linux_X86_64 LibreOffice_project/00$Build-2</meta:generator>
    <dc:date>2021-11-29T19:43:47.432206509</dc:date>
    <meta:editing-duration>PT15H11M6S</meta:editing-duration>
    <meta:editing-cycles>4</meta:editing-cycles>
    <meta:document-statistic meta:table-count="0" meta:image-count="0" meta:object-count="0" meta:page-count="1" meta:paragraph-count="7" meta:word-count="77" meta:character-count="521" meta:non-whitespace-character-count="450"/>
  </office:meta>
</office:document-meta>
</file>